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eaa" officeooo:paragraph-rsid="000cfeaa"/>
    </style:style>
    <style:style style:name="P2" style:family="paragraph" style:parent-style-name="Standard">
      <style:text-properties officeooo:rsid="000cfeaa" officeooo:paragraph-rsid="000eafa0"/>
    </style:style>
    <style:style style:name="P3" style:family="paragraph" style:parent-style-name="Standard">
      <style:text-properties officeooo:rsid="000ef5a5" officeooo:paragraph-rsid="000ef5a5"/>
    </style:style>
    <style:style style:name="P4" style:family="paragraph" style:parent-style-name="Standard">
      <style:text-properties officeooo:rsid="000f733e" officeooo:paragraph-rsid="000f733e"/>
    </style:style>
    <style:style style:name="P5" style:family="paragraph" style:parent-style-name="Standard" style:list-style-name="L1">
      <style:text-properties officeooo:rsid="000f733e" officeooo:paragraph-rsid="000f733e"/>
    </style:style>
    <style:style style:name="P6" style:family="paragraph" style:parent-style-name="Standard" style:list-style-name="L2">
      <style:text-properties officeooo:rsid="000f733e" officeooo:paragraph-rsid="000f733e"/>
    </style:style>
    <style:style style:name="P7" style:family="paragraph" style:parent-style-name="Standard" style:list-style-name="L1">
      <style:text-properties officeooo:rsid="00128eba" officeooo:paragraph-rsid="00128eba"/>
    </style:style>
    <style:style style:name="P8" style:family="paragraph" style:parent-style-name="Standard" style:list-style-name="L1">
      <style:text-properties officeooo:rsid="000cfeaa" officeooo:paragraph-rsid="000eafa0"/>
    </style:style>
    <style:style style:name="P9" style:family="paragraph" style:parent-style-name="Standard" style:list-style-name="L2">
      <style:text-properties officeooo:rsid="000ef5a5" officeooo:paragraph-rsid="000f733e"/>
    </style:style>
    <style:style style:name="P10" style:family="paragraph" style:parent-style-name="Standard" style:list-style-name="L2">
      <style:text-properties officeooo:rsid="000eafa0" officeooo:paragraph-rsid="000f733e"/>
    </style:style>
    <style:style style:name="P11" style:family="paragraph" style:parent-style-name="Standard" style:list-style-name="L1">
      <style:text-properties officeooo:rsid="00146e86" officeooo:paragraph-rsid="00146e86"/>
    </style:style>
    <style:style style:name="T1" style:family="text">
      <style:text-properties officeooo:rsid="000f733e"/>
    </style:style>
    <style:style style:name="T2" style:family="text">
      <style:text-properties officeooo:rsid="0010ff8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сперименты которые нужно ставить с новой архитектурой.</text:p>
      <text:list xml:id="list8964698906582314518" text:style-name="L1">
        <text:list-item>
          <text:p text:style-name="P5">Пробовать на других чекпоинтах, или с другой инициализацией</text:p>
        </text:list-item>
        <text:list-item>
          <text:p text:style-name="P7">Пробовать на учениках разной степени предобученности</text:p>
        </text:list-item>
        <text:list-item>
          <text:p text:style-name="P8">Попробовать запустить с совпадением данных для градиента ученика и градиента оптимизатора</text:p>
        </text:list-item>
        <text:list-item>
          <text:p text:style-name="P5">Пробовать с <text:span text:style-name="T2">не меняющимся набором батчей</text:span></text:p>
        </text:list-item>
        <text:list-item>
          <text:p text:style-name="P11">Натренировать без перестановок, потом протестировать с перестановкой</text:p>
        </text:list-item>
      </text:list>
      <text:p text:style-name="P3"/>
      <text:p text:style-name="P3"/>
      <text:p text:style-name="P4">Для ResNet4Lstm</text:p>
      <text:list xml:id="list7714530751354611745" text:style-name="L2">
        <text:list-item>
          <text:p text:style-name="P6">Опробовать ненулевую инициализацию второго слоя</text:p>
        </text:list-item>
        <text:list-item>
          <text:p text:style-name="P9">Опробовать варианты с разными функциями активации (ReLU, tanh)</text:p>
        </text:list-item>
        <text:list-item>
          <text:p text:style-name="P10">Гиперпараметры</text:p>
          <text:list>
            <text:list-item>
              <text:p text:style-name="P10">clip_norm</text:p>
            </text:list-item>
            <text:list-item>
              <text:p text:style-name="P10">learning_rate</text:p>
            </text:list-item>
            <text:list-item>
              <text:p text:style-name="P9"><text:span text:style-name="T1">optimizer_</text:span>init_parameter</text:p>
            </text:list-item>
          </text:list>
        </text:list-item>
      </text:list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3:40:50.270800093</meta:creation-date>
    <meta:editing-duration>P6DT2H13M53S</meta:editing-duration>
    <meta:editing-cycles>3</meta:editing-cycles>
    <meta:generator>LibreOffice/5.1.6.2$Linux_X86_64 LibreOffice_project/10m0$Build-2</meta:generator>
    <dc:date>2018-05-31T18:25:48.669938309</dc:date>
    <meta:document-statistic meta:table-count="0" meta:image-count="0" meta:object-count="0" meta:page-count="1" meta:paragraph-count="14" meta:word-count="75" meta:character-count="571" meta:non-whitespace-character-count="519"/>
  </office:meta>
</office:document-meta>
</file>